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e774" officeooo:paragraph-rsid="0029e774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d2a5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9a70" style:text-blinking="false" fo:background-color="transparent"/>
    </style:style>
    <style:style style:name="P7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9a70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c8da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581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9a70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officeooo:rsid="002d9a70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3cm" fo:text-indent="-0.635cm" fo:margin-left="1.4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8cm" fo:text-indent="-0.635cm" fo:margin-left="2.1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3cm" fo:text-indent="-0.635cm" fo:margin-left="2.7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8cm" fo:text-indent="-0.635cm" fo:margin-left="3.3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3cm" fo:text-indent="-0.635cm" fo:margin-left="4.0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8cm" fo:text-indent="-0.635cm" fo:margin-left="4.6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3cm" fo:text-indent="-0.635cm" fo:margin-left="5.2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8cm" fo:text-indent="-0.635cm" fo:margin-left="5.9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3cm" fo:text-indent="-0.635cm" fo:margin-left="6.5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8cm" fo:text-indent="-0.635cm" fo:margin-left="7.198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tividad</text:span><text:span text:style-name="T5">.</text:span><text:span text:style-name="T1"> </text:span><text:span text:style-name="T5">Testing de números</text:span></text:p>
      <text:p text:style-name="P6"><text:span text:style-name="T6">Solo sirve para testear las números.</text:span></text:p>
      <text:p text:style-name="P6"><text:span text:style-name="T6">Ejecutar y usar la flecha hacia la derecha para avanzar de test en test.</text:span></text:p>
      <text:p text:style-name="P6"><text:span text:style-name="T6">Testea: </text:span></text:p>
      <text:list xml:id="list2851272475683321052" text:style-name="L2">
        <text:list-item>
          <text:p text:style-name="P7"><text:span text:style-name="T6">poner número</text:span></text:p>
        </text:list-item>
        <text:list-item>
          <text:p text:style-name="P7"><text:span text:style-name="T6">sacar número</text:span></text:p>
        </text:list-item>
        <text:list-item>
          <text:p text:style-name="P7"><text:span text:style-name="T6">número actual</text:span></text:p>
        </text:list-item>
        <text:list-item>
          <text:p text:style-name="P7"><text:span text:style-name="T6">hay número</text:span></text:p>
        </text:list-item>
        <text:list-item>
          <text:p text:style-name="P7"><text:span text:style-name="T6">ocultar número</text:span></text:p>
        </text:list-item>
        <text:list-item>
          <text:p text:style-name="P7"><text:span text:style-name="T6">relevar número</text:span></text:p>
        </text:list-item>
        <text:list-item>
          <text:p text:style-name="P7"><text:span text:style-name="T6">número oculto</text:span></text:p>
        </text:list-item>
        <text:list-item>
          <text:p text:style-name="P7"><text:span text:style-name="T6">hay número oculto y no oculto</text:span>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19T18:21:29.962000000</dc:date>
    <meta:editing-duration>PT16M42S</meta:editing-duration>
    <meta:editing-cycles>26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2" meta:word-count="53" meta:character-count="279" meta:non-whitespace-character-count="245"/>
  </office:meta>
</office:document-meta>
</file>